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0in" fo:margin-right="0in" fo:text-indent="0in" style:auto-text-indent="false" fo:padding="0in" fo:border="none"/>
    </style:style>
    <style:style style:name="T1" style:family="text">
      <style:text-properties fo:font-variant="normal" fo:text-transform="none" fo:color="#222222" style:font-name="arial"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ipets of unused writing</text:p>
      <text:p text:style-name="Standard"><text:s/></text:p>
      <text:p text:style-name="Standard"/>
      <text:p text:style-name="Standard">\citep{Rackow2017} \textcolor{red}{suggest integrating the sea surface height over the implied area of a tabular icebergs when calculating the force on the iceberg due to sea slope tilt, in order to account for the vast horizontal extent of tabular icebergs.} \textcolor{red}{Other studies suggest integrating ocean properties over the iceberg draft (or using ocean properties at the depth of the icebergs) to parametrize the effects of icebergs being submerged in the flow}\citep{Hunke2011}. </text:p>
      <text:p text:style-name="Standard"/>
      <text:p text:style-name="Standard">\citep{Lichey2001} \textcolor{red}{were able to model the drift of individual tabular icebergs using levitating point particles by introducing a parametrization to account for iceberg "capture"by sea ice.} \citep{Rackow2017} \textcolor{red}{modify the force on the iceberg due to sea slope tilt to account for the vast horizontal extent of tabular icebergs.} In both these studies, the icebergs the authors are able to introduce larger icebergs because there particles are levitating, and therefore <text:s/>}</text:p>
      <text:p text:style-name="Standard"/>
      <text:p text:style-name="Standard"/>
      <text:p text:style-name="P2"><text:span text:style-name="T1"/></text:p>
      <text:p text:style-name="P2"><text:span text:style-name="T1"><text:s/>\citet{Rackow2017} \textcolor{red}{represent tabular icebergs as levitating point particles (with no area coverage), but integrate the sea surface height around the iceberg over the implied area of the iceberg when calculating the sea surface tilt used in the momentum equation. }</text:span></text:p>
      <text:p text:style-name="P2"><text:span text:style-name="T1">\citet{Lichey2001} \textcolor{red}{represent tabular icebergs as levitating point particles, and propose a parametrization to account for tabular iceberg become stuck in sea ice.}</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n Stern</meta:initial-creator>
    <meta:creation-date>2017-06-12T14:20:33</meta:creation-date>
    <meta:document-statistic meta:table-count="0" meta:image-count="0" meta:object-count="0" meta:page-count="1" meta:paragraph-count="6" meta:word-count="206" meta:character-count="1480"/>
    <dc:date>2017-06-13T10:05:12</dc:date>
    <dc:creator>Alon Stern</dc:creator>
    <meta:editing-duration>PT19H29M8S</meta:editing-duration>
    <meta:editing-cycles>1</meta:editing-cycles>
    <meta:generator>OpenOffice/4.1.1$Unix OpenOffice.org_project/411m6$Build-9775</meta:generator>
  </office:meta>
</office:document-meta>
</file>